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0" style:family="table">
      <style:table-properties style:width="16.999cm" style:rel-width="100%" table:align="left"/>
    </style:style>
    <style:style style:name="Tableau10.A" style:family="table-column">
      <style:table-column-properties style:column-width="16.999cm" style:rel-column-width="65535*"/>
    </style:style>
    <style:style style:name="Tableau10.A1" style:family="table-cell">
      <style:table-cell-properties style:vertical-align="middle"/>
    </style:style>
    <style:style style:name="Tableau11" style:family="table">
      <style:table-properties style:width="16.999cm" style:rel-width="100%" table:align="left"/>
    </style:style>
    <style:style style:name="Tableau11.A" style:family="table-column">
      <style:table-column-properties style:column-width="16.999cm" style:rel-column-width="65535*"/>
    </style:style>
    <style:style style:name="Tableau11.A1" style:family="table-cell">
      <style:table-cell-properties style:vertical-align="middle" fo:padding="0.079cm" fo:border="none"/>
    </style:style>
    <style:style style:name="Tableau12" style:family="table">
      <style:table-properties style:width="16.84cm" style:rel-width="100%" table:align="left"/>
    </style:style>
    <style:style style:name="Tableau12.A" style:family="table-column">
      <style:table-column-properties style:column-width="16.84cm" style:rel-column-width="65535*"/>
    </style:style>
    <style:style style:name="Tableau12.A1" style:family="table-cell">
      <style:table-cell-properties fo:padding="0.132cm" fo:border="none"/>
    </style:style>
    <style:style style:name="Tableau4" style:family="table">
      <style:table-properties style:width="16.999cm" style:rel-width="100%" table:align="left"/>
    </style:style>
    <style:style style:name="Tableau4.A" style:family="table-column">
      <style:table-column-properties style:column-width="16.999cm" style:rel-column-width="65535*"/>
    </style:style>
    <style:style style:name="Tableau4.A1" style:family="table-cell">
      <style:table-cell-properties style:vertical-align="middle"/>
    </style:style>
    <style:style style:name="Tableau5" style:family="table">
      <style:table-properties style:width="16.999cm" style:rel-width="100%" table:align="left"/>
    </style:style>
    <style:style style:name="Tableau5.A" style:family="table-column">
      <style:table-column-properties style:column-width="16.999cm" style:rel-column-width="65535*"/>
    </style:style>
    <style:style style:name="Tableau5.A1" style:family="table-cell">
      <style:table-cell-properties style:vertical-align="middle" fo:padding="0.079cm" fo:border="none"/>
    </style:style>
    <style:style style:name="Tableau6" style:family="table">
      <style:table-properties style:width="16.84cm" style:rel-width="100%" table:align="left"/>
    </style:style>
    <style:style style:name="Tableau6.A" style:family="table-column">
      <style:table-column-properties style:column-width="16.84cm" style:rel-column-width="65535*"/>
    </style:style>
    <style:style style:name="Tableau6.A1" style:family="table-cell">
      <style:table-cell-properties fo:padding="0.132cm" fo:border="none"/>
    </style:style>
    <style:style style:name="Tableau7" style:family="table">
      <style:table-properties style:width="16.999cm" style:rel-width="100%" table:align="left"/>
    </style:style>
    <style:style style:name="Tableau7.A" style:family="table-column">
      <style:table-column-properties style:column-width="16.999cm" style:rel-column-width="65535*"/>
    </style:style>
    <style:style style:name="Tableau7.A1" style:family="table-cell">
      <style:table-cell-properties style:vertical-align="middle"/>
    </style:style>
    <style:style style:name="Tableau8" style:family="table">
      <style:table-properties style:width="16.999cm" style:rel-width="100%" table:align="left"/>
    </style:style>
    <style:style style:name="Tableau8.A" style:family="table-column">
      <style:table-column-properties style:column-width="16.999cm" style:rel-column-width="65535*"/>
    </style:style>
    <style:style style:name="Tableau8.A1" style:family="table-cell">
      <style:table-cell-properties style:vertical-align="middle" fo:padding="0.079cm" fo:border="none"/>
    </style:style>
    <style:style style:name="Tableau9" style:family="table">
      <style:table-properties style:width="16.84cm" style:rel-width="100%" table:align="left"/>
    </style:style>
    <style:style style:name="Tableau9.A" style:family="table-column">
      <style:table-column-properties style:column-width="16.84cm" style:rel-column-width="65535*"/>
    </style:style>
    <style:style style:name="Tableau9.A1" style:family="table-cell">
      <style:table-cell-properties fo:padding="0.132cm" fo:border="none"/>
    </style:style>
    <style:style style:name="Tableau13" style:family="table">
      <style:table-properties style:width="16.999cm" style:rel-width="100%" table:align="left"/>
    </style:style>
    <style:style style:name="Tableau13.A" style:family="table-column">
      <style:table-column-properties style:column-width="16.999cm" style:rel-column-width="65535*"/>
    </style:style>
    <style:style style:name="Tableau13.A1" style:family="table-cell">
      <style:table-cell-properties style:vertical-align="middle"/>
    </style:style>
    <style:style style:name="Tableau14" style:family="table">
      <style:table-properties style:width="16.999cm" style:rel-width="100%" table:align="left"/>
    </style:style>
    <style:style style:name="Tableau14.A" style:family="table-column">
      <style:table-column-properties style:column-width="16.999cm" style:rel-column-width="65535*"/>
    </style:style>
    <style:style style:name="Tableau14.A1" style:family="table-cell">
      <style:table-cell-properties style:vertical-align="middle" fo:padding="0.079cm" fo:border="none"/>
    </style:style>
    <style:style style:name="Tableau15" style:family="table">
      <style:table-properties style:width="16.84cm" style:rel-width="100%" table:align="left"/>
    </style:style>
    <style:style style:name="Tableau15.A" style:family="table-column">
      <style:table-column-properties style:column-width="16.84cm" style:rel-column-width="65535*"/>
    </style:style>
    <style:style style:name="Tableau15.A1" style:family="table-cell">
      <style:table-cell-properties fo:padding="0.132cm" fo:border="none"/>
    </style:style>
    <style:style style:name="Tableau19" style:family="table">
      <style:table-properties style:width="16.999cm" style:rel-width="100%" table:align="left"/>
    </style:style>
    <style:style style:name="Tableau19.A" style:family="table-column">
      <style:table-column-properties style:column-width="16.999cm" style:rel-column-width="65535*"/>
    </style:style>
    <style:style style:name="Tableau19.A1" style:family="table-cell">
      <style:table-cell-properties style:vertical-align="middle"/>
    </style:style>
    <style:style style:name="Tableau20" style:family="table">
      <style:table-properties style:width="16.999cm" style:rel-width="100%" table:align="left"/>
    </style:style>
    <style:style style:name="Tableau20.A" style:family="table-column">
      <style:table-column-properties style:column-width="16.999cm" style:rel-column-width="65535*"/>
    </style:style>
    <style:style style:name="Tableau20.A1" style:family="table-cell">
      <style:table-cell-properties style:vertical-align="middle" fo:padding="0.079cm" fo:border="none"/>
    </style:style>
    <style:style style:name="Tableau21" style:family="table">
      <style:table-properties style:width="16.84cm" style:rel-width="100%" table:align="left"/>
    </style:style>
    <style:style style:name="Tableau21.A" style:family="table-column">
      <style:table-column-properties style:column-width="16.84cm" style:rel-column-width="65535*"/>
    </style:style>
    <style:style style:name="Tableau21.A1" style:family="table-cell">
      <style:table-cell-properties fo:padding="0.132cm" fo:border="none"/>
    </style:style>
    <style:style style:name="Tableau22" style:family="table">
      <style:table-properties style:width="16.999cm" style:rel-width="100%" table:align="left"/>
    </style:style>
    <style:style style:name="Tableau22.A" style:family="table-column">
      <style:table-column-properties style:column-width="16.999cm" style:rel-column-width="65535*"/>
    </style:style>
    <style:style style:name="Tableau22.A1" style:family="table-cell">
      <style:table-cell-properties style:vertical-align="middle"/>
    </style:style>
    <style:style style:name="Tableau23" style:family="table">
      <style:table-properties style:width="16.999cm" style:rel-width="100%" table:align="left"/>
    </style:style>
    <style:style style:name="Tableau23.A" style:family="table-column">
      <style:table-column-properties style:column-width="16.999cm" style:rel-column-width="65535*"/>
    </style:style>
    <style:style style:name="Tableau23.A1" style:family="table-cell">
      <style:table-cell-properties style:vertical-align="middle" fo:padding="0.079cm" fo:border="none"/>
    </style:style>
    <style:style style:name="Tableau24" style:family="table">
      <style:table-properties style:width="16.84cm" style:rel-width="100%" table:align="left"/>
    </style:style>
    <style:style style:name="Tableau24.A" style:family="table-column">
      <style:table-column-properties style:column-width="16.84cm" style:rel-column-width="65535*"/>
    </style:style>
    <style:style style:name="Tableau24.A1" style:family="table-cell">
      <style:table-cell-properties fo:padding="0.132cm" fo:border="none"/>
    </style:style>
    <style:style style:name="Tableau25" style:family="table">
      <style:table-properties style:width="16.999cm" style:rel-width="100%" table:align="left"/>
    </style:style>
    <style:style style:name="Tableau25.A" style:family="table-column">
      <style:table-column-properties style:column-width="16.999cm" style:rel-column-width="65535*"/>
    </style:style>
    <style:style style:name="Tableau25.A1" style:family="table-cell">
      <style:table-cell-properties style:vertical-align="middle"/>
    </style:style>
    <style:style style:name="Tableau26" style:family="table">
      <style:table-properties style:width="16.999cm" style:rel-width="100%" table:align="left"/>
    </style:style>
    <style:style style:name="Tableau26.A" style:family="table-column">
      <style:table-column-properties style:column-width="16.999cm" style:rel-column-width="65535*"/>
    </style:style>
    <style:style style:name="Tableau26.A1" style:family="table-cell">
      <style:table-cell-properties style:vertical-align="middle" fo:padding="0.079cm" fo:border="none"/>
    </style:style>
    <style:style style:name="Tableau27" style:family="table">
      <style:table-properties style:width="16.84cm" style:rel-width="100%" table:align="left"/>
    </style:style>
    <style:style style:name="Tableau27.A" style:family="table-column">
      <style:table-column-properties style:column-width="16.84cm" style:rel-column-width="65535*"/>
    </style:style>
    <style:style style:name="Tableau27.A1" style:family="table-cell">
      <style:table-cell-properties fo:padding="0.132cm" fo:border="none"/>
    </style:style>
    <style:style style:name="Tableau1" style:family="table">
      <style:table-properties style:width="16.999cm" style:rel-width="100%" table:align="left"/>
    </style:style>
    <style:style style:name="Tableau1.A" style:family="table-column">
      <style:table-column-properties style:column-width="16.999cm" style:rel-column-width="65535*"/>
    </style:style>
    <style:style style:name="Tableau1.A1" style:family="table-cell">
      <style:table-cell-properties style:vertical-align="middle"/>
    </style:style>
    <style:style style:name="Tableau2" style:family="table">
      <style:table-properties style:width="16.999cm" style:rel-width="100%" table:align="left"/>
    </style:style>
    <style:style style:name="Tableau2.A" style:family="table-column">
      <style:table-column-properties style:column-width="16.999cm" style:rel-column-width="65535*"/>
    </style:style>
    <style:style style:name="Tableau2.A1" style:family="table-cell">
      <style:table-cell-properties style:vertical-align="middle" fo:padding="0.079cm" fo:border="none"/>
    </style:style>
    <style:style style:name="Tableau3" style:family="table">
      <style:table-properties style:width="16.84cm" style:rel-width="100%" table:align="left"/>
    </style:style>
    <style:style style:name="Tableau3.A" style:family="table-column">
      <style:table-column-properties style:column-width="16.84cm" style:rel-column-width="65535*"/>
    </style:style>
    <style:style style:name="Tableau3.A1" style:family="table-cell">
      <style:table-cell-properties fo:padding="0.132cm" fo:border="non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Table_20_Contents">
      <style:text-properties fo:font-size="2pt" style:font-size-asian="2pt" style:font-size-complex="2pt"/>
    </style:style>
    <style:style style:name="P5" style:family="paragraph" style:parent-style-name="Text_20_body" style:list-style-name="L1"/>
    <style:style style:name="P6" style:family="paragraph" style:parent-style-name="Text_20_body">
      <style:paragraph-properties fo:text-align="start" style:justify-single-word="false"/>
    </style:style>
    <style:style style:name="P7" style:family="paragraph" style:parent-style-name="Text_20_body">
      <style:paragraph-properties fo:text-align="start" style:justify-single-word="false" fo:break-before="page"/>
    </style:style>
    <style:style style:name="P8" style:family="paragraph" style:parent-style-name="Text_20_body">
      <style:paragraph-properties fo:margin-top="0.423cm" fo:margin-bottom="0.212cm"/>
    </style:style>
    <style:style style:name="P9" style:family="paragraph" style:parent-style-name="Standard">
      <style:paragraph-properties fo:text-align="start" style:justify-single-word="false"/>
    </style:style>
    <style:style style:name="P10" style:family="paragraph" style:parent-style-name="Heading_20_3">
      <style:paragraph-properties fo:text-align="center" style:justify-single-word="false"/>
      <style:text-properties fo:font-size="18pt" style:font-size-asian="18pt" style:font-size-complex="18pt"/>
    </style:style>
    <style:style style:name="P11" style:family="paragraph" style:parent-style-name="Heading_20_1">
      <style:text-properties fo:font-size="12pt" style:font-size-asian="12pt" style:font-size-complex="12pt"/>
    </style:style>
    <style:style style:name="P12" style:family="paragraph" style:parent-style-name="Heading_20_1">
      <style:paragraph-properties fo:margin-top="0.423cm" fo:margin-bottom="0.212cm" fo:keep-with-next="always"/>
      <style:text-properties style:font-name="Arial" fo:font-size="12pt" fo:language="zxx" fo:country="none" style:font-name-asian="Andale Sans UI" style:font-size-asian="12pt" style:language-asian="zxx" style:country-asian="none" style:font-name-complex="Tahoma" style:font-size-complex="12pt" style:language-complex="zxx" style:country-complex="none"/>
    </style:style>
    <style:style style:name="P13" style:family="paragraph" style:parent-style-name="Heading_20_1">
      <style:paragraph-properties fo:margin-top="0.423cm" fo:margin-bottom="0.212cm" fo:break-before="page"/>
      <style:text-properties style:font-name="Arial" fo:font-size="12pt" fo:language="zxx" fo:country="none" style:font-name-asian="Andale Sans UI" style:font-size-asian="12pt" style:language-asian="zxx" style:country-asian="none" style:font-name-complex="Tahoma" style:font-size-complex="12pt" style:language-complex="zxx" style:country-complex="none"/>
    </style:style>
    <style:style style:name="P14" style:family="paragraph" style:parent-style-name="Heading_20_2">
      <style:paragraph-properties fo:margin-top="0.423cm" fo:margin-bottom="0.212cm" fo:keep-with-next="always"/>
      <style:text-properties style:font-name="Arial" fo:language="zxx" fo:country="none" style:font-name-asian="Andale Sans UI" style:language-asian="zxx" style:country-asian="none" style:font-name-complex="Tahoma" style:language-complex="zxx" style:country-complex="none"/>
    </style:style>
    <style:style style:name="P15" style:family="paragraph" style:parent-style-name="Table_20_Contents">
      <style:text-properties fo:font-size="2pt" style:font-size-asian="2pt" style:font-size-complex="2pt"/>
    </style:style>
    <style:style style:name="T1" style:family="text">
      <style:text-properties style:font-name="Arial"/>
    </style:style>
    <style:style style:name="T2" style:family="text">
      <style:text-properties style:font-name="Arial" fo:font-size="12pt" fo:language="zxx" fo:country="none" style:font-name-asian="Andale Sans UI" style:font-size-asian="12pt" style:language-asian="zxx" style:country-asian="none" style:font-name-complex="Tahoma" style:font-size-complex="12pt" style:language-complex="zxx" style:country-complex="none"/>
    </style:style>
    <style:style style:name="T3" style:family="text">
      <style:text-properties fo:font-size="12pt"/>
    </style:style>
    <style:style style:name="T4" style:family="text">
      <style:text-properties fo:language="zxx" fo:country="none"/>
    </style:style>
    <style:style style:name="T5" style:family="text">
      <style:text-properties style:font-name-asian="Andale Sans UI"/>
    </style:style>
    <style:style style:name="T6" style:family="text">
      <style:text-properties style:font-size-asian="12pt"/>
    </style:style>
    <style:style style:name="T7" style:family="text">
      <style:text-properties style:font-name-complex="Tahoma"/>
    </style:style>
    <style:style style:name="T8" style:family="text">
      <style:text-properties style:font-size-complex="12pt"/>
    </style:style>
    <style:style style:name="T9" style:family="text">
      <style:text-properties style:language-complex="zxx" style:country-complex="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317.6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317.6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317.6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317.6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317.75">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317.9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317.9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317.9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317.9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317.75">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317.75">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Game Design Document : Jeu ZOMBIE</text:h>
      <text:p text:style-name="P1"/>
      <text:h text:style-name="Heading_20_2" text:outline-level="2">Bref présentation :</text:h>
      <text:p text:style-name="P2">Le jeu serait un mix d'MMO pour les villes et d'instances privées pour les quêtes. Le jeu est en 2D isométrique (ou alors en vue du dessus).</text:p>
      <text:p text:style-name="P2"/>
      <text:p text:style-name="P2">L'histoire se passe après la contamination de la population par un virus ayant comme effet de "zombifier" les personnes contaminées. </text:p>
      <text:p text:style-name="P2">Le joueur se retrouve donc dans la peau d'un survivant qui voudrait bien continuer à survivre. Ce survivant commence alors avec un matériel et des compétences/connaissances propres à sa classe. Il lui faudra s'allier avec d'autres joueurs et combiner leurs spécialités pour progresser dans les différents endroits du jeu.</text:p>
      <text:p text:style-name="P2">Il ne s'agit pas d'un jeu de bourrinage où l'on tue allégrement des centaines de zombies. Au contraire, chaque action doit être murement réfléchie car elle pourrait signifier la fin de la partie.</text:p>
      <text:p text:style-name="P2">Le joueur doit survivre en utilisant son environnement pour parvenir à ses fins. <text:s/></text:p>
      <text:p text:style-name="P2"/>
      <text:p text:style-name="P7"/>
      <text:h text:style-name="P14" text:outline-level="2">Gameplay :</text:h>
      <text:p text:style-name="Text_20_body"/>
      <text:h text:style-name="P11" text:outline-level="1">Les classes de personnages :</text:h>
      <text:list xml:id="list39448353" text:style-name="L1">
        <text:list-item>
          <text:p text:style-name="P5">Le soldat : il faisait autrefois partie de l'armée jusqu'à ce qu'il perde tout contact avec son unité. Il est entrainé correctement à l'utilisation des armes à feu et commence avec un kit de survie (nouritture, bandages,...) et une arme de poing (+chargeurs).</text:p>
        </text:list-item>
        <text:list-item>
          <text:p text:style-name="P5">Le policier : ancien agent des forces de l'ordre, il continue à protéger les citoyens auxquels il pourrait venir en aide. Il commence avec une matraque et gilet pare-balle léger ainsi qu'une arme de poing et quelques cartouches.</text:p>
        </text:list-item>
        <text:list-item>
          <text:p text:style-name="P5">Le chimiste : faible au corps à corps et au combat à distance, il utilise ses connaissances pour fabriquer de redoutables explosifs permettant de se frayer un passage ou au contraire fabrique des médicaments pour soigner ses alliés.</text:p>
        </text:list-item>
        <text:list-item>
          <text:p text:style-name="P5">L'ingénieur : il peut utiliser ses connaissances en mécanique pour fabriquer et réparer les objets, y compris les véhicules.</text:p>
        </text:list-item>
        <text:list-item>
          <text:p text:style-name="P5">La racaille : il commence avec un couteau de combat dont il sait très bien se servir. Il connait suffisamment la rue pour </text:p>
        </text:list-item>
      </text:list>
      <text:h text:style-name="P12" text:outline-level="1">Les factions</text:h>
      <text:p text:style-name="P8"><text:span text:style-name="T2"/></text:p>
      <text:section text:style-name="Sect1" text:name="bodyarea">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1" text:name="msg_3370">
                            <text:p text:style-name="Table_20_Contents">On réfléchit pour les factions, c'est un peu stéréotypé, mais c'est ça qui est cool.<text:line-break/>-Armée Gouvernemental, envoyée par les américains, ils veulent "rétablir le calme".<text:line-break/>-Casques Bleu, anciens soldats de l'ONU, ils œuvrent maintenant pour défendre la population.<text:line-break/>-Pillards, ils veulent juste survivre et amasser de quoi.<text:line-break/></text:p>
                          </text:section>
                        </table:table-cell>
                      </table:table-row>
                    </table:table>
                    <text:p text:style-name="P4"/>
                  </table:table-cell>
                </table:table-row>
              </table:table>
              <text:p text:style-name="P4"/>
            </table:table-cell>
          </table:table-row>
        </table:table>
      </text:section>
      <text:p text:style-name="P8"><text:span text:style-name="T2"/></text:p>
      <text:h text:style-name="P13" text:outline-level="1">Les zones "paisibles" :</text:h>
      <text:p text:style-name="Text_20_body">Ce sont des zones où les joueurs sont protégés de toute attaque. Ce sont les bases de départ où l'on vient marchander et se ravitailler avant les raids. </text:p>
      <text:h text:style-name="P12" text:outline-level="1">Les zones "hostiles" :</text:h>
      <text:p text:style-name="Text_20_body">Il s'agit aussi bien de décombre urbain (ville/métro) que de forêt en passant par des bases militaires abandonnées. Ce sont les lieux où le joueur peut rencontrer des ennemis et combattre. On ne s'y promène qu'en petit groupe (instance). </text:p>
      <text:h text:style-name="P12" text:outline-level="1">Les zones "Libres" :</text:h>
      <text:p text:style-name="Table_20_Contents">un monde semi vivant dans le sens où il évoluent. Les pillards prennent le controle de tel zone, ça devient une ville pour eux, mais à tout moment un MJ peut lancer une attaque de zombies contre un camp et les survivants doivent se défendre, etc.<text:line-break/>On peut donc imaginer un système de construction (barrage, ...)<text:line-break/></text:p>
      <text:p text:style-name="Table_20_Contents">Citation</text:p>
      <text:p text:style-name="Table_20_Contents">- Comment gérer les mouvement globaux de zombies, et les assauts de forteresses ? Un spawn massif en crescendo dans une zone, puis ensuite une disparition jusqu'à retour à un chiffre normal (si les joueurs ne sont pas suffisants pour faire baisser le nombre de mobs Tire la langue) peut être pas mal.</text:p>
      <text:p text:style-name="Table_20_Contents">Les assauts sont lancés par les MJ. Sinon, il n'y a pas d'autre mouvement. Dans les instances, tu explores juste des quartiers avec des zombies et bâtiments placés aléatoirement. Dans les zones non instanciée, les zombies sont prédéfini. Ils ne réapparaissent pas à  moins qu'un MJ en remette.</text:p>
      <text:p text:style-name="Text_20_body"/>
      <text:p text:style-name="Text_20_body">Ce sont des zones qui ont la particularité de pouvoir changer de camps. Si une faction décide de l'attaquer et gagne le terrain, celui-ci lui revient de droit. Bien sûr, les morts-vivants peuvent aussi s'y attaquer.</text:p>
      <text:h text:style-name="P12" text:outline-level="1">Les véhicules :</text:h>
      <text:p text:style-name="Text_20_body">Ils peuvent etre construits par les joueurs ou achetés à un autre joueur. Ils servent au déplacement en terrain découvert reliant deux villes.</text:p>
      <text:p text:style-name="Text_20_body">Certains joueurs peuvent très bien se spécialiser en "taximen", ils auraient alors comme mission d'escorter les joueurs de bas-niveau d'une ville à l'autre en les prenant en stop. </text:p>
      <text:h text:style-name="P12" text:outline-level="1">La progression du personnage :</text:h>
      <text:p text:style-name="Text_20_body">Le joueur n'évolue pas sur un système de niveau comme dans les autres RPG mais au contraire ne dépend que de ses compétences qui elles, évoluent lorsqu'on les utilises.</text:p>
      <text:h text:style-name="P12" text:outline-level="1">Interaction personnage/jeu :</text:h>
      <text:p text:style-name="Table_20_Contents">Je verrais bien une camera complétement du dessus, tu te déplaces avec les flèches et tu vises avec la souris. Clic gauche = frapper/tirer, clic droit = ramasser. Tu peux ramasser à peu près tout ce que tu trouves, genre une chaise tu la prend et tu frappes avec puis tu la balance dans la tronche d'un zombie. </text:p>
      <text:h text:style-name="P12" text:outline-level="1">Les zombies :</text:h>
      <text:p text:style-name="P3"><text:bookmark text:name="bodyarea2"/></text:p>
      <text:section text:style-name="Sect1" text:name="Section5">
        <table:table table:name="Tableau10" table:style-name="Tableau10">
          <table:table-column table:style-name="Tableau10.A"/>
          <text:soft-page-break/>
          <table:table-row>
            <table:table-cell table:style-name="Tableau10.A1" office:value-type="string">
              <table:table table:name="Tableau11" table:style-name="Tableau11">
                <table:table-column table:style-name="Tableau11.A"/>
                <table:table-row>
                  <table:table-cell table:style-name="Tableau11.A1" office:value-type="string">
                    <table:table table:name="Tableau12" table:style-name="Tableau12">
                      <table:table-column table:style-name="Tableau12.A"/>
                      <table:table-row>
                        <table:table-cell table:style-name="Tableau12.A1" office:value-type="string">
                          <text:section text:style-name="Sect1" text:name="msg_3361">
                            <text:p text:style-name="Table_20_Contents">Tu as deux types de zombies : <text:line-break/>D'une part les virusés, ils sont bestiaux, mais gardent une certaine intelligence. Ils se sont fait contaminé. Un peu à la 28 jours plus tard. Mais, ce virus ne touche que 99 % de la population, il reste 1 % qui a les anticorps. C'est-à-dire les joueurs.<text:line-break/>D'autre part, les mutants, ce sont le résultat d'un programme expérimental de l'armée, des super soldats capables d'utiliser des armes à feu. Ils sont fous, hyper résistant et terriblement dangereux. Ils sont à la base de l'infection.<text:line-break/></text:p>
                          </text:section>
                        </table:table-cell>
                      </table:table-row>
                    </table:table>
                    <text:p text:style-name="P4"/>
                  </table:table-cell>
                </table:table-row>
              </table:table>
              <text:p text:style-name="P4"/>
            </table:table-cell>
          </table:table-row>
        </table:table>
      </text:section>
      <text:p text:style-name="P3"/>
      <text:p text:style-name="P3"><text:bookmark text:name="bodyarea7"/></text:p>
      <text:section text:style-name="Sect1" text:name="Section13">
        <table:table table:name="Tableau25" table:style-name="Tableau25">
          <table:table-column table:style-name="Tableau25.A"/>
          <table:table-row>
            <table:table-cell table:style-name="Tableau25.A1" office:value-type="string">
              <table:table table:name="Tableau26" table:style-name="Tableau26">
                <table:table-column table:style-name="Tableau26.A"/>
                <table:table-row>
                  <table:table-cell table:style-name="Tableau26.A1" office:value-type="string">
                    <table:table table:name="Tableau27" table:style-name="Tableau27">
                      <table:table-column table:style-name="Tableau27.A"/>
                      <table:table-row>
                        <table:table-cell table:style-name="Tableau27.A1" office:value-type="string">
                          <text:section text:style-name="Sect1" text:name="msg_3368">
                            <text:p text:style-name="Table_20_Contents">Le coup de stalker et tout ça, ce sont des conneries. Les radiations ne font pas muter au sens ou les gens l'entendent.<text:line-break/>Les radiations, si ca ne te tue pas par lésion, ca te tue par cancer (un cancer, c'est une véritable mutation). Après, les gens né sans bras, etc, que l'on a vu maintenant a tchernobyl et a hiroshima, ce sont plutot des mutations dues à la destruction d'un gene ou l'autre, un bug de programmation quoi. Or un bug ne va pas tout d'un coup réécrire ton programme, ce n'est pas possible.<text:line-break/><text:line-break/>Alors qu'un virus, c'est ce qu'il fait, il pirate ton code génétique et y insère le sien. Raison pour laquelle nous avons évolué du singe en homme (plus de la moitié de notre code génétique à été écrit par des virus). Mais c'est une évolution lente.<text:line-break/><text:line-break/>Par contre, la génothérapie, elle, consiste à réécrire un morceau de programme artificiellement puis à l'intégrer dans un virus. Virus qui une fois l'hôte contaminé, va insérer son code et donc réécrire le genome humain. C'est un procédé qui existe déja et se fait de plus en plus, et le mieux, c'est que ça marche et que l'on commence à pouvoir guérir des maladies dites incurables (puisqu'à l'époque on n'aurait jamais imaginé une telle chose possible).<text:line-break/><text:line-break/>Le problème qu'il subsiste, c'est que parfois le virus tue son hôte car on ne connait pas encore bien toutes les interactions entre hôte et virus. D'où le fait que certains chercheurs essayent de remplacer les virus par :<text:line-break/>-des plasmides (comme dans bioshock) qui sont en fait des petits anneaux d'ADN qui peuvent passer au travers des parois cellulaire et réécrire des bouts de code.<text:line-break/>-les nanites (qui ne sont pas forcement des petits robots, mais qui peuvent tout simplement etre de petits sacs suffisamment petits pour passer dans la cellule) mais le rpobleme est d'arriver à pirater le code génétique de cette facon<text:line-break/><text:line-break/>Donc, moi je dit, pourquoi pas le programme militaire (il faut rappeler que les organismes de recherches qui avancent le mieux ce sont quand meme ceux du style DARPA (défense active research project)</text:p>
                          </text:section>
                        </table:table-cell>
                      </table:table-row>
                    </table:table>
                    <text:p text:style-name="P4"/>
                  </table:table-cell>
                </table:table-row>
              </table:table>
              <text:p text:style-name="P4"/>
            </table:table-cell>
          </table:table-row>
        </table:table>
      </text:section>
      <text:p text:style-name="P3"><text:bookmark text:name="bodyarea"/></text:p>
      <text:section text:style-name="Sect1" text:name="Section1">
        <table:table table:name="Tableau4" table:style-name="Tableau4">
          <table:table-column table:style-name="Tableau4.A"/>
          <table:table-row>
            <table:table-cell table:style-name="Tableau4.A1" office:value-type="string">
              <table:table table:name="Tableau5" table:style-name="Tableau5">
                <table:table-column table:style-name="Tableau5.A"/>
                <table:table-row>
                  <table:table-cell table:style-name="Tableau5.A1" office:value-type="string">
                    <table:table table:name="Tableau6" table:style-name="Tableau6">
                      <table:table-column table:style-name="Tableau6.A"/>
                      <table:table-row>
                        <table:table-cell table:style-name="Tableau6.A1" office:value-type="string">
                          <text:section text:style-name="Sect1" text:name="Section2">
                            <text:p text:style-name="Table_20_Contents"><text:bookmark text:name="msg_3345"/>les zombies sont relativement intelligent, dans le sens où il peuvent eux aussi ramasser des objets et les envoyer. <text:line-break/></text:p>
                          </text:section>
                        </table:table-cell>
                      </table:table-row>
                    </table:table>
                    <text:p text:style-name="P4"/>
                  </table:table-cell>
                </table:table-row>
              </table:table>
              <text:p text:style-name="P4"/>
            </table:table-cell>
          </table:table-row>
        </table:table>
      </text:section>
      <text:h text:style-name="P12" text:outline-level="1">Gestion de la mort des personnages :</text:h>
      <text:p text:style-name="P3"><text:bookmark text:name="bodyarea1"/></text:p>
      <text:section text:style-name="Sect1" text:name="Section3">
        <table:table table:name="Tableau7" table:style-name="Tableau7">
          <table:table-column table:style-name="Tableau7.A"/>
          <table:table-row>
            <table:table-cell table:style-name="Tableau7.A1" office:value-type="string">
              <table:table table:name="Tableau8" table:style-name="Tableau8">
                <table:table-column table:style-name="Tableau8.A"/>
                <table:table-row>
                  <table:table-cell table:style-name="Tableau8.A1" office:value-type="string">
                    <table:table table:name="Tableau9" table:style-name="Tableau9">
                      <table:table-column table:style-name="Tableau9.A"/>
                      <table:table-row>
                        <table:table-cell table:style-name="Tableau9.A1" office:value-type="string">
                          <text:section text:style-name="Sect1" text:name="Section4">
                            <text:p text:style-name="Table_20_Contents"><text:bookmark text:name="msg_33451"/>Pour la mort, si tout l'équipe se fait avoir, soit on fait qu'on réapparait juste dans la ville, mode softcore, soit le joueur est en mode hardcore et son perso devient un zombie ... qu'il peut contrôler dans les zones libres, bien entendu.</text:p>
                          </text:section>
                        </table:table-cell>
                      </table:table-row>
                    </table:table>
                    <text:p text:style-name="P4"><text:soft-page-break/></text:p>
                  </table:table-cell>
                </table:table-row>
              </table:table>
              <text:p text:style-name="P4"/>
            </table:table-cell>
          </table:table-row>
        </table:table>
      </text:section>
      <text:p text:style-name="P2">Ou bien <text:s/>:</text:p>
      <text:p text:style-name="P2">La mort est permanente (après transformation en zombie) et seul la création d'un nouveau personnage permet de continuer le jeu. Ce qui pousserait les joueurs à faire très attention à leurs actions et à ne pas prendre de risques inutiles.</text:p>
      <text:p text:style-name="P2"/>
      <text:p text:style-name="P2"/>
      <text:p text:style-name="P2"/>
      <text:p text:style-name="P2"/>
      <text:h text:style-name="P12" text:outline-level="1">Le combat :</text:h>
      <text:p text:style-name="P2"/>
      <text:p text:style-name="P3"><text:bookmark text:name="bodyarea5"/></text:p>
      <text:section text:style-name="Sect1" text:name="Section9">
        <table:table table:name="Tableau19" table:style-name="Tableau19">
          <table:table-column table:style-name="Tableau19.A"/>
          <table:table-row>
            <table:table-cell table:style-name="Tableau19.A1" office:value-type="string">
              <table:table table:name="Tableau20" table:style-name="Tableau20">
                <table:table-column table:style-name="Tableau20.A"/>
                <table:table-row>
                  <table:table-cell table:style-name="Tableau20.A1" office:value-type="string">
                    <table:table table:name="Tableau21" table:style-name="Tableau21">
                      <table:table-column table:style-name="Tableau21.A"/>
                      <table:table-row>
                        <table:table-cell table:style-name="Tableau21.A1" office:value-type="string">
                          <text:section text:style-name="Sect1" text:name="Section10">
                            <text:p text:style-name="Table_20_Contents"><text:bookmark text:name="msg_33791"/>Citation</text:p>
                            <text:p text:style-name="Table_20_Contents">- Point important : les blessures. Dans la réalité, on ne se soigne pas d'un bras cassé ou d'une jambe arrachée avec un médipack. Mais avoir un personnage incapable de marcher pour le restant de ses jours n'est pas agréable à jouer non plus. Alors je propose des niveaux de blessures : les petites sont soignées avec des bandages, mais après trop de coups reçus dans un délais assez court, le perso est « blessé grave », et a impérativement besoin de soins majeurs dans une forteresse pour s'en sortir.</text:p>
                            <text:p text:style-name="Table_20_Contents">Généralement, c'est surtout de la fatigue que tu as. Un zombie, s'il est face à toi, ne peux jamais rien te faire. Ton persos pare et frappe. <text:line-break/>Le seul moyen de se faire avoir, c'est si un zombie te prend par derrière (Aucune allusion salace svp). Alors tu dois te débattre avec et ça te fatigue, si un autre joueur te libère, tu perds donc moins de fatigue. Quand tu n'as plus d'endurance, ton perso ne sais plus courir ni se défendre, il peut donc se faire avoir à ce moment là. <text:line-break/><text:line-break/></text:p>
                          </text:section>
                        </table:table-cell>
                      </table:table-row>
                    </table:table>
                    <text:p text:style-name="P4"/>
                  </table:table-cell>
                </table:table-row>
              </table:table>
              <text:p text:style-name="P4"/>
            </table:table-cell>
          </table:table-row>
        </table:table>
      </text:section>
      <text:p text:style-name="P3"><text:bookmark text:name="bodyarea6"/></text:p>
      <text:section text:style-name="Sect1" text:name="Section11">
        <table:table table:name="Tableau22" table:style-name="Tableau22">
          <table:table-column table:style-name="Tableau22.A"/>
          <table:table-row>
            <table:table-cell table:style-name="Tableau22.A1" office:value-type="string">
              <table:table table:name="Tableau23" table:style-name="Tableau23">
                <table:table-column table:style-name="Tableau23.A"/>
                <table:table-row>
                  <table:table-cell table:style-name="Tableau23.A1" office:value-type="string">
                    <table:table table:name="Tableau24" table:style-name="Tableau24">
                      <table:table-column table:style-name="Tableau24.A"/>
                      <table:table-row>
                        <table:table-cell table:style-name="Tableau24.A1" office:value-type="string">
                          <text:section text:style-name="Sect1" text:name="Section12">
                            <text:p text:style-name="Table_20_Contents"><text:bookmark text:name="msg_33792"/>Citation</text:p>
                            <text:p text:style-name="Table_20_Contents">- Dernier truc pour l'instant auquel je pense : le joueur doit-il être conscient du nombre exact de ses PV ? Car savoir à tout moment que « ouais je peux encore encaisser exactement deux coups de zombie avant d'être blessé grave » c'est pas tip-top Tire la langue. Les chiffres dans les jeux sont à la base là car on pouvait, sur les jeux de plateau, pas faire autrement. Mais ici les ordinateurs peuvent très bien cacher ces chiffres, et ainsi laisser plus de « peur » là-dessus.</text:p>
                            <text:p text:style-name="Table_20_Contents">On ne voit aucun chiffre, ni niveau, ni vie, ni fatigue, ni compétence, ni rien du tout.<text:line-break/></text:p>
                          </text:section>
                        </table:table-cell>
                      </table:table-row>
                    </table:table>
                    <text:p text:style-name="P4"/>
                  </table:table-cell>
                </table:table-row>
              </table:table>
              <text:p text:style-name="P4"/>
            </table:table-cell>
          </table:table-row>
        </table:table>
      </text:section>
      <text:p text:style-name="P2"/>
      <text:p text:style-name="P2"/>
      <text:p text:style-name="P7"/>
      <text:h text:style-name="P14" text:outline-level="2">Technique</text:h>
      <text:p text:style-name="P2"/>
      <text:h text:style-name="P12" text:outline-level="1">Gestion des maps</text:h>
      <text:p text:style-name="P3"><text:bookmark text:name="bodyarea3"/></text:p>
      <text:section text:style-name="Sect1" text:name="Section6">
        <table:table table:name="Tableau13" table:style-name="Tableau13">
          <table:table-column table:style-name="Tableau13.A"/>
          <table:table-row>
            <table:table-cell table:style-name="Tableau13.A1" office:value-type="string">
              <table:table table:name="Tableau14" table:style-name="Tableau14">
                <table:table-column table:style-name="Tableau14.A"/>
                <table:table-row>
                  <table:table-cell table:style-name="Tableau14.A1" office:value-type="string">
                    <table:table table:name="Tableau15" table:style-name="Tableau15">
                      <table:table-column table:style-name="Tableau15.A"/>
                      <table:table-row>
                        <table:table-cell table:style-name="Tableau15.A1" office:value-type="string">
                          <text:section text:style-name="Sect1" text:name="msg_3379">
                            <text:p text:style-name="Table_20_Contents">Citation</text:p>
                            <text:p text:style-name="Table_20_Contents">- Comment sera constituée la map ? Une map gigantesque, ou alors un ensemble de petites zones de taille égale, avec chargement entre ?</text:p>
                            <text:p text:style-name="Table_20_Contents">Avec chargement entre, plusieurs zones de taille moyenne.<text:line-break/></text:p>
                          </text:section>
                        </table:table-cell>
                      </table:table-row>
                    </table:table>
                    <text:p text:style-name="P4"/>
                  </table:table-cell>
                </table:table-row>
              </table:table>
              <text:p text:style-name="P4"/>
            </table:table-cell>
          </table:table-row>
        </table:table>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57M24S</meta:editing-duration>
    <meta:editing-cycles>80</meta:editing-cycles>
    <meta:generator>OpenOffice.org/3.1$Win32 OpenOffice.org_project/310m19$Build-9420</meta:generator>
    <dc:date>2010-04-02T19:42:04.34</dc:date>
    <dc:creator>Corentin Naisse</dc:creator>
    <meta:document-statistic meta:table-count="24" meta:image-count="0" meta:object-count="0" meta:page-count="6" meta:paragraph-count="53" meta:word-count="1687" meta:character-count="9733"/>
    <meta:user-defined meta:name="Info 1"/>
    <meta:user-defined meta:name="Info 2"/>
    <meta:user-defined meta:name="Info 3"/>
    <meta:user-defined meta:name="Info 4"/>
  </office:meta>
</office:document-meta>
</file>